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ListParagraph" style:list-style-name="LFO1" style:family="paragraph"/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D in voice data</text:p>
      <text:p text:style-name="P2"/>
      <text:list text:style-name="LFO1" text:continue-numbering="true">
        <text:list-item>
          <text:p text:style-name="P3">Parkinson’s is a neurological disorder which leads to the presence of tremors and stiffness, a highlighted indicator is its effect on the patient’s speech,<text:s/><text:span text:style-name="T4">dysarthria (difficulty articulating sounds), hypophonia (lowered volume), and monotone (reduced pitch range) are all symptoms of Parkinson’s.</text:span></text:p>
        </text:list-item>
        <text:list-item>
          <text:p text:style-name="P5">Traditional diagnosis of Parkinson’s involves taking a neurological history of the patient and observing motor skills in various situations. This case study was developed to see if machine learning algorithms could be applied to a voice recording dataset to accurately diagnose PD, making<text:s/>it an effective screening step prior to an appointment with a clinician.</text:p>
        </text:list-item>
        <text:list-item>
          <text:p text:style-name="P6">This dataset is composed of a range of biomedical voice measurements from<text:s/>31 people, 23<text:s/>with Parkinson's disease (PD). Each column in the table is a particular voice measure, and<text:s/>each row corresponds one of 195 voice recording from these individuals ("name" column).</text:p>
        </text:list-item>
        <text:list-item>
          <text:p text:style-name="P7"><text:span text:style-name="T8">Status</text:span><text:s/>– whether a patient has parkinson’s or not (1 = PD , 0 = no PD)</text:p>
        </text:list-item>
        <text:list-item>
          <text:p text:style-name="P9">The patients<text:s/>average, maximum and minimum vocal fundamental<text:s/>frequencies<text:s/>are marked down which will allow us to get a good indicator on the range<text:s/>a patient with Parkinson’s vocal frequency lies under compared to a patient without. This could be used to train our models to try to predict if x Patient<text:s/>of a<text:s/>certain vocal frequency will get Parkinson’s<text:s/>or not<text:s/>according to this data.</text:p>
        </text:list-item>
      </text:list>
      <text:p text:style-name="P10">Column Headers:<text:s/></text:p>
      <text:p text:style-name="Normal">Matrix column entries (attributes):</text:p>
      <text:p text:style-name="Normal">name - ASCII subject name and recording number</text:p>
      <text:p text:style-name="Normal">MDVP:Fo(Hz) - Average vocal fundamental frequency</text:p>
      <text:p text:style-name="Normal">MDVP:Fhi(Hz) - Maximum vocal fundamental frequency</text:p>
      <text:p text:style-name="Normal">MDVP:Flo(Hz) - Minimum vocal fundamental frequency</text:p>
      <text:p text:style-name="Normal">MDVP:Jitter(%),MDVP:Jitter(Abs),MDVP:RAP,MDVP:PPQ,Jitter:DDP - Several</text:p>
      <text:p text:style-name="Normal">measures of variation in fundamental frequency</text:p>
      <text:p text:style-name="Normal">MDVP:Shimmer,MDVP:Shimmer(dB),Shimmer:APQ3,Shimmer:APQ5,MDVP:APQ,Shimmer:DDA - Several measures of variation in amplitude</text:p>
      <text:p text:style-name="Normal">NHR,HNR - Two measures of ratio of noise to tonal components in the voice</text:p>
      <text:p text:style-name="Normal">status - Health status of the subject (one) - Parkinson's, (zero) - healthy</text:p>
      <text:p text:style-name="Normal">RPDE,D2 - Two nonlinear dynamical complexity measures</text:p>
      <text:p text:style-name="Normal">DFA - Signal fractal scaling exponent</text:p>
      <text:p text:style-name="Normal">spread1, spread2,PPE - Three nonlinear measures of fundamental frequency variatio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MCC - range from -1 - 1 showing if the classifier had alot of false positives or negatives; closer to 1 means they had little false positives</text:p>
      <text:p text:style-name="Normal">Kappa -<text:s/></text:p>
      <text:p text:style-name="Normal">F1 - a kind of mean of precision and recall which punishes lower scores (if there is a bigger range between the precision/recall)</text:p>
      <text:p text:style-name="Normal">Depth – how far it reads into the data, larger depths fit into the data strictly; whilst smaller depth generalizes the data. Too large of a depth leads to overfitting</text:p>
      <text:p text:style-name="Normal"/>
      <text:p text:style-name="P11">Standard Deviation(std):</text:p>
      <text:p text:style-name="Normal">* 95% of the data will lie within two standard deviation the others are thought to be outliers</text:p>
      <text:p text:style-name="Normal">* larger std means the values are further away from the mean, whilst a smaller std means the values are clustered closer to the mean</text:p>
      <text:p text:style-name="Normal"/>
      <text:p text:style-name="Normal"/>
      <text:p text:style-name="Normal">* As we are dealing with the medical domain In the real-world, predicting the person as not having the disease but when he/she actually has disease is more dangerous than predicting the person has a disease when he/she actually don't have it. Hence it is more important for us to identify True Positiv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xzyl galeon</meta:initial-creator>
    <dc:creator>Aixzyl galeon</dc:creator>
    <meta:creation-date>2021-12-07T11:08:00Z</meta:creation-date>
    <dc:date>2021-12-17T14:52:00Z</dc:date>
    <meta:template xlink:href="Normal" xlink:type="simple"/>
    <meta:editing-cycles>15</meta:editing-cycles>
    <meta:editing-duration>PT49200S</meta:editing-duration>
    <meta:document-statistic meta:page-count="2" meta:paragraph-count="6" meta:word-count="481" meta:character-count="3222" meta:row-count="22" meta:non-whitespace-character-count="2747"/>
  </office:meta>
</office:document-meta>
</file>